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anuary 6, 2022 (01:46: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18:46:15Z</meta:creation-date>
    <dc:date>2022-01-06T18:46:15Z</dc:date>
    <meta:user-defined meta:name="date" meta:value-type="string">January   6, 2022 (01:46: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